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text-align="center" fo:line-height="200%"/>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2" style:parent-style-name="Normal" style:family="paragraph">
      <style:paragraph-properties fo:text-align="center" fo:line-height="200%"/>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3" style:parent-style-name="Normal" style:family="paragraph">
      <style:paragraph-properties fo:text-align="center" fo:line-height="200%"/>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4" style:parent-style-name="Normal" style:family="paragraph">
      <style:paragraph-properties fo:text-align="center" fo:line-height="200%"/>
    </style:style>
    <style:style style:name="T5"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6" style:parent-style-name="Normal" style:family="paragraph">
      <style:paragraph-properties fo:text-align="center" fo:line-height="200%"/>
    </style:style>
    <style:style style:name="T7"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8" style:parent-style-name="Normal" style:family="paragraph">
      <style:paragraph-properties fo:text-align="center" fo:line-height="200%"/>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10" style:parent-style-name="Normal" style:family="paragraph">
      <style:paragraph-properties fo:text-align="center" fo:line-height="200%"/>
    </style:style>
    <style:style style:name="T11" style:parent-style-name="DefaultParagraphFont" style:family="tex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12" style:parent-style-name="Normal" style:family="paragraph">
      <style:paragraph-properties fo:text-align="center" fo:line-height="200%"/>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P13" style:parent-style-name="Normal" style:family="paragraph">
      <style:paragraph-properties fo:line-height="200%" fo:text-indent="0.5in"/>
      <style:text-properties style:font-name="Times New Roman" style:font-name-asian="Times New Roman" style:font-name-complex="Times New Roman"/>
    </style:style>
    <style:style style:name="P14" style:parent-style-name="Normal" style:family="paragraph">
      <style:paragraph-properties fo:line-height="200%" fo:text-indent="0.5in"/>
    </style:style>
    <style:style style:name="T15" style:parent-style-name="DefaultParagraphFont" style:family="text">
      <style:text-properties style:font-name="Times New Roman" style:font-name-asian="Times New Roman" style:font-name-complex="Times New Roman"/>
    </style:style>
    <style:style style:name="T16" style:parent-style-name="DefaultParagraphFont" style:family="text">
      <style:text-properties style:font-name="Times New Roman" style:font-name-asian="Times New Roman" style:font-name-complex="Times New Roman" fo:color="#050505"/>
    </style:style>
    <style:style style:name="T17" style:parent-style-name="DefaultParagraphFont" style:family="text">
      <style:text-properties style:font-name="Times New Roman" style:font-name-asian="Times New Roman" style:font-name-complex="Times New Roman"/>
    </style:style>
    <style:style style:name="T18" style:parent-style-name="DefaultParagraphFont" style:family="text">
      <style:text-properties style:font-name="Times New Roman" style:font-name-asian="Times New Roman" style:font-name-complex="Times New Roman"/>
    </style:style>
    <style:style style:name="T19" style:parent-style-name="DefaultParagraphFont" style:family="text">
      <style:text-properties style:font-name="Times New Roman" style:font-name-asian="Times New Roman" style:font-name-complex="Times New Roman"/>
    </style:style>
    <style:style style:name="T20" style:parent-style-name="DefaultParagraphFont" style:family="text">
      <style:text-properties style:font-name="Times New Roman" style:font-name-asian="Times New Roman" style:font-name-complex="Times New Roman"/>
    </style:style>
    <style:style style:name="T21" style:parent-style-name="DefaultParagraphFont" style:family="text">
      <style:text-properties style:font-name="Times New Roman" style:font-name-asian="Times New Roman" style:font-name-complex="Times New Roman"/>
    </style:style>
    <style:style style:name="T22" style:parent-style-name="DefaultParagraphFont" style:family="text">
      <style:text-properties style:font-name="Times New Roman" style:font-name-asian="Times New Roman" style:font-name-complex="Times New Roman"/>
    </style:style>
    <style:style style:name="P23" style:parent-style-name="Normal" style:family="paragraph">
      <style:paragraph-properties fo:margin-top="0.1666in" fo:margin-bottom="0.1666in" fo:line-height="200%" fo:text-indent="0.5in"/>
      <style:text-properties style:font-name="Times New Roman" style:font-name-asian="Times New Roman" style:font-name-complex="Times New Roman"/>
    </style:style>
    <style:style style:name="P24" style:parent-style-name="Normal" style:family="paragraph">
      <style:paragraph-properties fo:line-height="200%" fo:text-indent="0.5in"/>
      <style:text-properties style:font-name="Times New Roman" style:font-name-asian="Times New Roman" style:font-name-complex="Times New Roman"/>
    </style:style>
    <style:style style:name="P25" style:parent-style-name="Normal" style:family="paragraph">
      <style:paragraph-properties fo:line-height="200%" fo:text-indent="0.5in"/>
    </style:style>
    <style:style style:name="T26"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27" style:parent-style-name="Hyperlink"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29" style:parent-style-name="Hyperlink"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style>
    <style:style style:name="T31" style:parent-style-name="DefaultParagraphFont" style:family="text">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T33" style:parent-style-name="DefaultParagraphFont" style:family="text">
      <style:text-properties style:font-name="Times New Roman" style:font-name-asian="Times New Roman" style:font-name-complex="Times New Roman"/>
    </style:style>
    <style:style style:name="T34" style:parent-style-name="DefaultParagraphFont" style:family="text">
      <style:text-properties style:font-name="Times New Roman" style:font-name-asian="Times New Roman" style:font-name-complex="Times New Roman"/>
    </style:style>
    <style:style style:name="T35" style:parent-style-name="DefaultParagraphFont" style:family="text">
      <style:text-properties style:font-name="Times New Roman" style:font-name-asian="Times New Roman" style:font-name-complex="Times New Roman"/>
    </style:style>
    <style:style style:name="T36" style:parent-style-name="DefaultParagraphFont" style:family="text">
      <style:text-properties style:font-name="Times New Roman" style:font-name-asian="Times New Roman" style:font-name-complex="Times New Roman"/>
    </style:style>
    <style:style style:name="T37" style:parent-style-name="DefaultParagraphFont" style:family="text">
      <style:text-properties style:font-name="Times New Roman" style:font-name-asian="Times New Roman" style:font-name-complex="Times New Roman"/>
    </style:style>
    <style:style style:name="P38" style:parent-style-name="Normal" style:family="paragraph">
      <style:paragraph-properties fo:line-height="200%" fo:text-indent="0.5in"/>
    </style:style>
    <style:style style:name="T39" style:parent-style-name="DefaultParagraphFont" style:family="text">
      <style:text-properties style:font-name="Times New Roman" style:font-name-asian="Times New Roman" style:font-name-complex="Times New Roman"/>
    </style:style>
    <style:style style:name="P40" style:parent-style-name="Normal" style:family="paragraph">
      <style:paragraph-properties fo:line-height="200%"/>
    </style:style>
    <style:style style:name="T41" style:parent-style-name="DefaultParagraphFont" style:family="text">
      <style:text-properties style:font-name="Times New Roman" style:font-name-asian="Times New Roman" style:font-name-complex="Times New Roman"/>
    </style:style>
    <style:style style:name="T42" style:parent-style-name="DefaultParagraphFont" style:family="text">
      <style:text-properties style:font-name="Times New Roman" style:font-name-asian="Times New Roman" style:font-name-complex="Times New Roman"/>
    </style:style>
    <style:style style:name="P43" style:parent-style-name="Normal" style:family="paragraph">
      <style:paragraph-properties fo:line-height="200%" fo:text-indent="0.5in"/>
      <style:text-properties style:font-name="Times New Roman" style:font-name-asian="Times New Roman" style:font-name-complex="Times New Roman"/>
    </style:style>
    <style:style style:name="P44" style:parent-style-name="Normal" style:family="paragraph">
      <style:paragraph-properties fo:line-height="200%" fo:text-indent="0.5in"/>
      <style:text-properties style:font-name="Times New Roman" style:font-name-asian="Times New Roman" style:font-name-complex="Times New Roman"/>
    </style:style>
    <style:style style:name="P45" style:parent-style-name="Normal" style:family="paragraph">
      <style:paragraph-properties fo:line-height="200%" fo:text-indent="0.5in"/>
    </style:style>
    <style:style style:name="T46" style:parent-style-name="DefaultParagraphFont" style:family="text">
      <style:text-properties style:font-name="Times New Roman" style:font-name-asian="Times New Roman" style:font-name-complex="Times New Roman" fo:color="#000000"/>
    </style:style>
    <style:style style:name="P47" style:parent-style-name="Normal" style:family="paragraph">
      <style:paragraph-properties fo:line-height="200%" fo:text-indent="0.5in"/>
      <style:text-properties style:font-name="Times New Roman" style:font-name-asian="Times New Roman" style:font-name-complex="Times New Roman" fo:color="#000000"/>
    </style:style>
    <style:style style:name="P48" style:parent-style-name="Normal" style:family="paragraph">
      <style:paragraph-properties fo:line-height="200%" fo:text-indent="0.5in"/>
    </style:style>
    <style:style style:name="T49" style:parent-style-name="DefaultParagraphFont" style:family="text">
      <style:text-properties style:font-name="Times New Roman" style:font-name-asian="Times New Roman" style:font-name-complex="Times New Roman" fo:color="#000000"/>
    </style:style>
    <style:style style:name="T50"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T51" style:parent-style-name="DefaultParagraphFont" style:family="text">
      <style:text-properties style:font-name="Times New Roman" style:font-name-asian="Times New Roman" style:font-name-complex="Times New Roman" fo:color="#000000"/>
    </style:style>
    <style:style style:name="T52"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T53" style:parent-style-name="DefaultParagraphFont" style:family="text">
      <style:text-properties style:font-name="Times New Roman" style:font-name-asian="Times New Roman" style:font-name-complex="Times New Roman" fo:color="#000000"/>
    </style:style>
    <style:style style:name="P54" style:parent-style-name="Normal" style:family="paragraph">
      <style:paragraph-properties fo:line-height="200%"/>
      <style:text-properties style:font-name="Times New Roman" style:font-name-asian="Times New Roman" style:font-name-complex="Times New Roman" fo:color="#000000"/>
    </style:style>
    <style:style style:name="P55" style:parent-style-name="Normal" style:family="paragraph">
      <style:paragraph-properties fo:line-height="200%" fo:text-indent="0.5in"/>
    </style:style>
    <style:style style:name="T56" style:parent-style-name="DefaultParagraphFont" style:family="text">
      <style:text-properties style:font-name="Times New Roman" style:font-name-asian="Times New Roman" style:font-name-complex="Times New Roman"/>
    </style:style>
    <style:style style:name="T57" style:parent-style-name="DefaultParagraphFont" style:family="text">
      <style:text-properties style:font-name="Times New Roman" style:font-name-asian="Times New Roman" style:font-name-complex="Times New Roman"/>
    </style:style>
    <style:style style:name="T58" style:parent-style-name="DefaultParagraphFont" style:family="text">
      <style:text-properties style:font-name="Times New Roman" style:font-name-asian="Times New Roman" style:font-name-complex="Times New Roman"/>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Times New Roman" style:font-name-asian="Times New Roman" style:font-name-complex="Times New Roman"/>
    </style:style>
    <style:style style:name="T61" style:parent-style-name="DefaultParagraphFont" style:family="text">
      <style:text-properties style:font-name="Times New Roman" style:font-name-asian="Times New Roman" style:font-name-complex="Times New Roman"/>
    </style:style>
    <style:style style:name="T62" style:parent-style-name="DefaultParagraphFont" style:family="text">
      <style:text-properties style:font-name="Times New Roman" style:font-name-asian="Times New Roman" style:font-name-complex="Times New Roman"/>
    </style:style>
    <style:style style:name="T63" style:parent-style-name="DefaultParagraphFont" style:family="text">
      <style:text-properties style:font-name="Times New Roman" style:font-name-asian="Times New Roman" style:font-name-complex="Times New Roman"/>
    </style:style>
    <style:style style:name="T64" style:parent-style-name="DefaultParagraphFont" style:family="text">
      <style:text-properties style:font-name="Times New Roman" style:font-name-asian="Times New Roman" style:font-name-complex="Times New Roman"/>
    </style:style>
    <style:style style:name="T65" style:parent-style-name="DefaultParagraphFont" style:family="text">
      <style:text-properties style:font-name="Times New Roman" style:font-name-asian="Times New Roman" style:font-name-complex="Times New Roman"/>
    </style:style>
    <style:style style:name="T66" style:parent-style-name="DefaultParagraphFont" style:family="text">
      <style:text-properties style:font-name="Times New Roman" style:font-name-asian="Times New Roman" style:font-name-complex="Times New Roman" fo:color="#000000"/>
    </style:style>
    <style:style style:name="T67" style:parent-style-name="DefaultParagraphFont" style:family="text">
      <style:text-properties style:font-name="Times New Roman" style:font-name-asian="Times New Roman" style:font-name-complex="Times New Roman" fo:font-style="italic" style:font-style-asian="italic" style:font-style-complex="italic" fo:color="#000000"/>
    </style:style>
    <style:style style:name="T68" style:parent-style-name="DefaultParagraphFont" style:family="text">
      <style:text-properties style:font-name="Times New Roman" style:font-name-asian="Times New Roman" style:font-name-complex="Times New Roman" fo:color="#000000"/>
    </style:style>
    <style:style style:name="P69" style:parent-style-name="Normal" style:family="paragraph">
      <style:paragraph-properties fo:line-height="200%" fo:text-indent="0.5in"/>
    </style:style>
    <style:style style:name="T70" style:parent-style-name="DefaultParagraphFont" style:family="text">
      <style:text-properties style:font-name="Times New Roman" style:font-name-asian="Times New Roman" style:font-name-complex="Times New Roman" fo:color="#000000"/>
    </style:style>
    <style:style style:name="P71" style:parent-style-name="Normal" style:family="paragraph">
      <style:paragraph-properties fo:line-height="200%" fo:text-indent="0.5in"/>
      <style:text-properties style:font-name="Times New Roman" style:font-name-asian="Times New Roman" style:font-name-complex="Times New Roman" fo:color="#000000"/>
    </style:style>
    <style:style style:name="P72" style:parent-style-name="Normal" style:family="paragraph">
      <style:paragraph-properties fo:text-align="justify" fo:line-height="200%" fo:text-indent="0.5in"/>
    </style:style>
    <style:style style:name="T73" style:parent-style-name="DefaultParagraphFont" style:family="text">
      <style:text-properties style:font-name="Times New Roman" style:font-name-asian="Times New Roman" style:font-name-complex="Times New Roman" fo:color="#000000"/>
    </style:style>
    <style:style style:name="T74"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75" style:parent-style-name="DefaultParagraphFont" style:family="text">
      <style:text-properties style:font-name="Times New Roman" style:font-name-asian="Times New Roman" style:font-name-complex="Times New Roman" fo:color="#000000"/>
    </style:style>
    <style:style style:name="P76" style:parent-style-name="Normal" style:family="paragraph">
      <style:paragraph-properties fo:text-align="justify" fo:line-height="200%" fo:text-indent="0.5in"/>
    </style:style>
    <style:style style:name="T77" style:parent-style-name="DefaultParagraphFont" style:family="text">
      <style:text-properties style:font-name="Times New Roman" style:font-name-asian="Times New Roman" style:font-name-complex="Times New Roman" fo:color="#000000"/>
    </style:style>
    <style:style style:name="T78"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79" style:parent-style-name="DefaultParagraphFont" style:family="text">
      <style:text-properties style:font-name="Times New Roman" style:font-name-asian="Times New Roman" style:font-name-complex="Times New Roman" fo:color="#000000"/>
    </style:style>
    <style:style style:name="T80"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T81" style:parent-style-name="DefaultParagraphFont" style:family="text">
      <style:text-properties style:font-name="Times New Roman" style:font-name-asian="Times New Roman" style:font-name-complex="Times New Roman" fo:color="#000000"/>
    </style:style>
    <style:style style:name="P82" style:parent-style-name="Normal" style:family="paragraph">
      <style:paragraph-properties fo:text-align="justify" fo:line-height="200%" fo:text-indent="0.5in"/>
    </style:style>
    <style:style style:name="T83" style:parent-style-name="DefaultParagraphFont" style:family="text">
      <style:text-properties style:font-name="Times New Roman" style:font-name-asian="Times New Roman" style:font-name-complex="Times New Roman" fo:color="#000000"/>
    </style:style>
    <style:style style:name="T84" style:parent-style-name="DefaultParagraphFont" style:family="text">
      <style:text-properties style:font-name="Times New Roman" style:font-name-asian="Times New Roman" style:font-name-complex="Times New Roman" fo:color="#000000"/>
    </style:style>
    <style:style style:name="T85" style:parent-style-name="DefaultParagraphFont" style:family="text">
      <style:text-properties style:font-name="Times New Roman" style:font-name-asian="Times New Roman" style:font-name-complex="Times New Roman" fo:color="#000000"/>
    </style:style>
    <style:style style:name="T86" style:parent-style-name="DefaultParagraphFont" style:family="text">
      <style:text-properties style:font-name="Times New Roman" style:font-name-asian="Times New Roman" style:font-name-complex="Times New Roman" fo:color="#000000"/>
    </style:style>
    <style:style style:name="P87" style:parent-style-name="Normal" style:family="paragraph">
      <style:paragraph-properties fo:text-align="justify" fo:line-height="200%" fo:text-indent="0.5in"/>
      <style:text-properties style:font-name="Times New Roman" style:font-name-asian="Times New Roman" style:font-name-complex="Times New Roman"/>
    </style:style>
    <style:style style:name="P88" style:parent-style-name="Normal" style:family="paragraph">
      <style:paragraph-properties fo:text-align="justify" fo:line-height="200%" fo:text-indent="0.5in"/>
      <style:text-properties style:font-name="Times New Roman" style:font-name-asian="Times New Roman" style:font-name-complex="Times New Roman"/>
    </style:style>
    <style:style style:name="P89" style:parent-style-name="Normal" style:family="paragraph">
      <style:paragraph-properties fo:text-align="justify" fo:line-height="200%" fo:text-indent="0.5in"/>
      <style:text-properties style:font-name="Times New Roman" style:font-name-asian="Times New Roman" style:font-name-complex="Times New Roman"/>
    </style:style>
    <style:style style:name="P90" style:parent-style-name="Normal" style:family="paragraph">
      <style:paragraph-properties fo:text-align="justify" fo:line-height="200%" fo:text-indent="0.5in"/>
      <style:text-properties style:font-name="Times New Roman" style:font-name-asian="Times New Roman" style:font-name-complex="Times New Roman"/>
    </style:style>
    <style:style style:name="P91" style:parent-style-name="Normal" style:family="paragraph">
      <style:paragraph-properties fo:text-align="justify" fo:line-height="200%" fo:text-indent="0.5in"/>
      <style:text-properties style:font-name="Times New Roman" style:font-name-asian="Times New Roman" style:font-name-complex="Times New Roman"/>
    </style:style>
    <style:style style:name="P92" style:parent-style-name="Normal" style:family="paragraph">
      <style:paragraph-properties fo:text-align="justify" fo:line-height="200%" fo:text-indent="0.5in"/>
      <style:text-properties style:font-name="Times New Roman" style:font-name-asian="Times New Roman" style:font-name-complex="Times New Roman"/>
    </style:style>
    <style:style style:name="P93" style:parent-style-name="Normal" style:family="paragraph">
      <style:paragraph-properties fo:text-align="justify" fo:line-height="200%" fo:text-indent="0.5in"/>
      <style:text-properties style:font-name="Times New Roman" style:font-name-asian="Times New Roman" style:font-name-complex="Times New Roman"/>
    </style:style>
    <style:style style:name="P94" style:parent-style-name="Normal" style:family="paragraph">
      <style:paragraph-properties fo:text-align="justify" fo:line-height="200%" fo:text-indent="0.5in"/>
      <style:text-properties style:font-name="Times New Roman" style:font-name-asian="Times New Roman" style:font-name-complex="Times New Roman"/>
    </style:style>
    <style:style style:name="P95" style:parent-style-name="Normal" style:family="paragraph">
      <style:paragraph-properties fo:text-align="justify" fo:line-height="200%" fo:text-indent="0.5in"/>
      <style:text-properties style:font-name="Times New Roman" style:font-name-asian="Times New Roman" style:font-name-complex="Times New Roman"/>
    </style:style>
    <style:style style:name="P96" style:parent-style-name="Normal" style:family="paragraph">
      <style:paragraph-properties fo:text-align="justify" fo:line-height="200%" fo:text-indent="0.5in"/>
      <style:text-properties style:font-name="Times New Roman" style:font-name-asian="Times New Roman" style:font-name-complex="Times New Roman"/>
    </style:style>
  </office:automatic-styles>
  <office:body>
    <office:text text:use-soft-page-breaks="true">
      <text:p text:style-name="P1">Comprehensive Summary</text:p>
      <text:p text:style-name="P2">of<text:s/>what<text:s/>I have<text:s/>done</text:p>
      <text:p text:style-name="P3"><text:s/>In<text:s/>Weeks<text:s/>2-6</text:p>
      <text:p text:style-name="P4"><text:span text:style-name="T5">DeShaun Riddick</text:span></text:p>
      <text:p text:style-name="P6"><text:span text:style-name="T7">DeVry</text:span></text:p>
      <text:p text:style-name="P8"><text:span text:style-name="T9">SEC-591</text:span></text:p>
      <text:p text:style-name="P10"><text:span text:style-name="T11">James Karagiannes</text:span></text:p>
      <text:p text:style-name="P12">03/01/2025</text:p>
      <text:p text:style-name="Normal"/>
      <text:p text:style-name="Normal"/>
      <text:p text:style-name="Normal"/>
      <text:p text:style-name="Normal"/>
      <text:p text:style-name="Normal"/>
      <text:p text:style-name="Normal"/>
      <text:p text:style-name="Normal"/>
      <text:p text:style-name="Normal"/>
      <text:p text:style-name="Normal"/>
      <text:p text:style-name="P13">The U.S. Government Accountability Office (GAO) took exception to the negligence of the Federal Deposit Insurance Corporation’s (FDIC) lack of vulnerability scans for more than 900 servers that were used in production for a support system as of November 2016. The lack of due diligence on another cluster of production servers in general production from July, August and September 2016, also were not scanned. It is worth noting that the vulnerabilities exposed the potential for attack vectors on legacy assets. The servers failed to be patched in a timely manner in conjunction with the firm’s network assets not being inventoried and unidentifiable as a risk or uncompromised system.</text:p>
      <text:p text:style-name="P14"><text:span text:style-name="T15">There are so many options that would have helped the FDIC fortify their Information Security Department. Routine compliance with NIST SP 800-115 and<text:s/></text:span><text:span text:style-name="T16">NIST SP 800-53</text:span><text:span text:style-name="T17">. Performing frequent scans on inventory and identification of those networks that are at end-of-life cycle. Removing legacy systems because of the evolving threat actor’s technical ploys to cause disruption. Implementing a Zero Trust policy with<text:s/></text:span><text:span text:style-name="T18">the principle of<text:s/></text:span><text:span text:style-name="T19">least<text:s/></text:span><text:span text:style-name="T20">privilege<text:s/></text:span><text:span text:style-name="T21">would help mitigate risk. Lastly, performing Penn Test with red hackers and improving the findings.</text:span><text:span text:style-name="T22"><text:s/>In another report by the GAO the FDA’s security program is questioned.</text:span></text:p>
      <text:p text:style-name="P23">The Food and Drugs Administration (FDA) showed a lack of regard for providing a fortified Information Security Program. Although there are different divisions within the FDA, such as Health and Human Services (HHS), overall, there are serious vulnerabilities throughout the organization that leave an opportunity for Threat Actors to bask in the ambience of weak security protocols. To name a few<text:s/>vulnerabilities,<text:s/>week, passwords for lack of enforcing strong password policies, multi factor, authentication access controls, and least privilege policies. The Government Accountability Office (GAO) did a study in 2016 to get the attention of the FDA. In a comprehensive report, the GAO stated that the FDA must improve and implement agency-wide their Information Security program.</text:p>
      <text:p text:style-name="P24">Stakeholders involved in multi-party coordinated vulnerability disclosure (MPCVD) may have a lack of confidence and withdraw funding. A comprehensive incident response plan and several risk assessments periodically can do the HHS and FDA good. This can improve the information security posture. I do believe that learning from others who have failed does contain merit. Learning from a business like the 2017 Equifax, who suffered a $1 billion security upgrade because over 145 million Americans personally identifiable information (PII) was compromised by unauthorized access.<text:s/></text:p>
      <text:p text:style-name="P25"><text:span text:style-name="T26">Since then, the U.S. government has<text:s/></text:span><text:a xlink:href="https://www.securitymagazine.com/articles/91687-chinese-military-hackers-charged-in-equifax-breach" office:target-frame-name="_top" xlink:show="replace"><text:span text:style-name="T27">indicted<text:s/></text:span></text:a><text:span text:style-name="T28">four members of China's military on charges of hacking<text:s/></text:span><text:a xlink:href="https://epic.org/privacy/data-breach/equifax/" office:target-frame-name="_top" xlink:show="replace"><text:span text:style-name="T29">Equifax</text:span></text:a><text:span text:style-name="T30"><text:s/>to exploit the personal data of 150 million Americans<text:s/></text:span><text:span text:style-name="T31">(“Lessons Learned From the Equifax Data Breach,” 2020, para. 2).</text:span><text:span text:style-name="T32"><text:s text:c="2"/>As the GAO continues to hold<text:s/></text:span><text:span text:style-name="T33">offices accountable for proper handling of information, we can observe how this<text:s/></text:span><text:span text:style-name="T34">next<text:s/></text:span><text:span text:style-name="T35">account<text:s/></text:span><text:span text:style-name="T36">of FEMA and their responsibility to the public was affected when GAO made several<text:s/></text:span><text:span text:style-name="T37">recommendations to them.</text:span></text:p>
      <text:p text:style-name="P38"><text:span text:style-name="T39">Although the Federal Emergency Management Agency (FEMA) does its best to provide a coherent response to declared disaster areas, The Government Accountability Office (GAO) has made several recommendations to empower FEMA to be more effective in the cost share adjustment process. The findings resulted in FEMA’s per capita damage indicator being ineffective in gauging a district’s ability to recover in absence of federal aid. GAO has recommended adjusting the fiscal capacity to account for eligibility for federal assistance to affected districts. The Disaster Relief Fund (DRF) on January 31, 2021, $80.3 billion (about $250 per person in the US) was obligated to the 539 declarations averaging $10 billion (about $31 per person in the US) a year (United States Government Accountability Office &amp; Jenkins, 2012, p. 2).</text:span></text:p>
      <text:p text:style-name="P40"><text:span text:style-name="T41"><text:s text:c="11"/></text:span><text:span text:style-name="T42">Scaling the cost of the DRF from 2004 to 2011 in addition to the Hurrican Katrina incident was a substantial portion of the exceeding $90 billion FEMA obligated. The Midwest is also known as tornado alley and has had the most disaster declarations (“Tornado Risks and Hazards in the Midwest United States,” 2007). There were ineligible determinations of a disaster that has contributed to the $90 billion. FEMA analysis of per capita is antiquated. Reforming the per capita rate to reflect modernity will fare well for the agency.</text:span></text:p>
      <text:p text:style-name="P43">FEMA could have given better guidance on what to do in assessing a declared disaster zone. Systemically, monitoring the key performance metrics (KPM) can provide data analytics to give prescriptive guidance on DRF allocation. Using software with business intelligence to automate simple tasks. In short, having software to track the progress of these events will help categorize and explain to stakeholders what is going on.<text:s/>Planning for disasters has always been for government agencies. Getting<text:s/>ahead of the threat to the<text:s/>nation's<text:s/>security is crucial and should take precedence over other threats when the target is the very organization built to defend against threat actors and the alike.<text:s/></text:p>
      <text:p text:style-name="P44">It is in this next account that the GAO<text:s/>peeks into the planning process of the Department of Homeland Security. This moment<text:s/>is also<text:s/>where<text:s/>I<text:s/>become<text:s/>extremely interested<text:s/>in the technology<text:s/>cybersecurity calls for.<text:s/>There are mentions of systems I have not heard of and became<text:s/>fascinated<text:s/>with so much that I independently<text:s/>journeyed<text:s/>down the<text:s/>rabbit<text:s/>hole<text:s/>of technology, systems working within systems and exploration of foundational principles.<text:s/>The Einstein is the first system I learned that the DHS was using for intrusion<text:s/>detection.</text:p>
      <text:p text:style-name="P45"><text:span text:style-name="T46">The U.S. Government Accountability Office (GAO) reviewed the planning and capabilities enhancement of the Department of Homeland Security (DHS). The framework of their cybersecurity and adaptation of its National Cyber Security Protection Systems (NCPS) was in great question. What the GAO realized was that national security was at significant risk because of the cyber threats levied against the DHS and other federal agencies. The NCPS uses Intrusion Detection capability, by way of EINSTEIN. This program helps to identify potential malicious internet traffic activity entering or exiting federal networks using signature-based intrusion detection.</text:span></text:p>
      <text:p text:style-name="P47">Inter-department federal agencies are not working in cohesion, lacking confirmation of messages sent and received resulting in a lackluster performance on both sides of the agencies. Due to untimely incident responses, regulatory noncompliance, operational disruption, and lack of regular risk assessments, are reasons the GAO arrived to hold the DHS accountable. The business continuity and operation suffered because of mal-circumvented procedure. Morale has suffered since the inception of the DHS. In a Finacial Report 2016, the Office of Inspector General (OIG) stated that audits showed how the failing to act on one accord in unison. The report even acknowledges how the GAO and third-party observers have noticed the challenge of the department’s work culture.<text:s/></text:p>
      <text:p text:style-name="P48"><text:span text:style-name="T49">Employee morale and engagement suffered immensely. DHS is the third-largest Federal agency, and its employees serve a variety of missions vital to the security of our nation. Since the inception of DHS. The OIG goes on to shockingly say DHS has suffered poor employee morale and a dysfunctional work environment (</text:span><text:span text:style-name="T50">DHS Fiscal Year 2016 Performance &amp; Accountability Reports | Homeland Security</text:span><text:span text:style-name="T51">, n.d., p. 226). A legacy system was being used as this is known to be a vulnerability. The discontinuation of Windows XP and server 2003 went unsupported (</text:span><text:span text:style-name="T52">DHS Fiscal Year 2016 Performance &amp; Accountability Reports | Homeland Security</text:span><text:span text:style-name="T53">, n.d., p. 230).</text:span></text:p>
      <text:p text:style-name="P54"><text:s text:c="8"/>Several things could have been done differently with the Department of Homeland Security. Routine employee training, tabletop exercises, regular risk assessments and adopting privacy protections that is integrated from CISA. All the recommendations from the GAO would do the organization much good. Solid communication between federal agencies is suffice for a stable work environment. It was the inconsistencies between the enter departments that played a part in the failure of standard operating procedures. Leadership training and holding executives accountable is what could have been done differently.</text:p>
      <text:p text:style-name="P55"><text:span text:style-name="T56">One of the most important<text:s/></text:span><text:span text:style-name="T57">f</text:span><text:span text:style-name="T58">oundations in cybersecurity is the CIA Triad</text:span><text:span text:style-name="T59">. When I came across this concept, I<text:s/></text:span><text:span text:style-name="T60">didn’</text:span><text:span text:style-name="T61">t<text:s/></text:span><text:span text:style-name="T62">understand the magnitude of it</text:span><text:span text:style-name="T63">. It was not until the<text:s/></text:span><text:span text:style-name="T64">GAO turned in an assessment of the<text:s/></text:span><text:span text:style-name="T65">SEC.<text:s/></text:span><text:span text:style-name="T66">The Security and Exchange Commision (SEC) has a significant responsibility in the securities industry. Founded in 1934 at the height of the Great Depression, the mission is to protect investors, maintain fair, orderly, and efficient markets, and facilitate capital formation (</text:span><text:span text:style-name="T67">SEC.gov | Mission</text:span><text:span text:style-name="T68">, n.d., para. 1).<text:s/></text:span></text:p>
      <text:p text:style-name="P69"><text:span text:style-name="T70">The Government Accountability Office (GAO) recognized that the application of the CIA Triad by the SEC was failing profusely. The financial systems used were under scrutiny by the GAO for lackadaisical network boundaries and inadequate user boundaries. <text:s/>The CIA Triad stands for Confidentiality, Integrity, and Availability. The CIA Triad is a common model that forms the basis for the development of security systems. They are used for finding vulnerabilities and methods for creating solutions.</text:span></text:p>
      <text:p text:style-name="P71">The SEC responded back and utter agreement with the GAO assessment of its organization. Pamela C Dyson, the Chief Information Officer (CIO) reassured that stakeholder were aware of authoritative network, diagrams, and inventories, and where to develop protocols to ensure materials are reviewed and updated on a periodic basis (“SEC Improved Control of Financial Systems but Needs to Take Additional Actions,” 2017, p. 25). According to the Federal Information System Controls Audit Manual (FISCAM) Segregation of duties (SD) is paramount to thwart erroneous to fraudulent transactions because of the two separate parties checking each other's duties, its unlikely to go undetected (“Federal Information System Controls Audit Manual,” 2024, p. 11).</text:p>
      <text:p text:style-name="P72"><text:span text:style-name="T73">The SEC recovered from the incident via implementing enhancements to the Information Security Program. Strengthening their information, security posture and utilizing the audit, as a baseline. This is<text:s/></text:span><text:span text:style-name="T74">Confidentiality</text:span><text:span text:style-name="T75">. By preserving authorized restrictions on information, access and disclosure, including means for protecting personal privacy and proprietary information. by preserving authorized restrictions on information, access, and disclosure, including means for protecting personal privacy and proprietary information.</text:span></text:p>
      <text:p text:style-name="P76"><text:span text:style-name="T77"><text:s text:c="2"/></text:span><text:span text:style-name="T78">Integrity</text:span><text:span text:style-name="T79">, guards against malicious information, modification, or destruction, ensuring that the information’s non-repudiation and authenticity remains intact to lose the integrity is the unauthorized modification or destruction of information. Integrity guards against malicious information, modification, or destruction, ensuring that the information’s non-repudiation and authenticity remains intact to lose the integrity is the unauthorized modification or destruction of information.<text:s/></text:span><text:span text:style-name="T80">Availability<text:s/></text:span><text:span text:style-name="T81">is timely and reliable access to use of the information.<text:s/></text:span></text:p>
      <text:p text:style-name="P82"><text:span text:style-name="T83">Given that the SEC is a big organization, having users constantly authenticated would be a task to implement Zero Trust. However, it is worth completing to stay on the<text:s/></text:span><text:span text:style-name="T84">forefront</text:span><text:span text:style-name="T85"><text:s/>of technology. For an attack like a DDoS or Ransomware a hot site would help the recovery. The heavy reliance on computers to complete procedures and daily tasks. It only makes common sense to have a hot site to keep recovery time low and not cause disruption to day-to-day operations conducting routine penetration test and tabletops will also help the<text:s/></text:span><text:span text:style-name="T86">SEC.<text:s/></text:span><text:tab/></text:p>
      <text:p text:style-name="P87">After reviewing the GAO reports for the past six weeks, as I mentioned before, my curiosity began to grow.<text:s/>I<text:s/>could not<text:s/>help myself to only wonder what these tools were and how they function and what I could do to get my hands on them to start<text:s/>practicing<text:s/>using them.<text:s/>My<text:s/>goal is to become a security analyst and to do that<text:s/>I have<text:s/>mapped out from point a to point D and how to get there with the<text:s/>least<text:s/>amount of wasted time.<text:s/>In class,<text:s/>the<text:s/>professor<text:s/>spoke about using<text:s/>SIEM<text:s/>(security<text:s/>information and event management)<text:s/>system.<text:s/>I first searched the Internet<text:s/>for ways to<text:s/>use<text:s/>the systems free of charge and what I found was<text:s/>I need to build a virtual machine.<text:s/></text:p>
      <text:p text:style-name="P88">I took my old laptop,<text:s/>a Dell<text:s/>intel<text:s/>i7<text:s/>chip<text:s/>and installed<text:s/>virtual box from virtualbox.org.<text:s/>This is a virtualization hypervisor and<text:s/>its<text:s/>general purpose for the hardware I have which is 64 bit<text:s/>the cool thing about<text:s/>a virtual machine<text:s/>is that it believes it is the only computer when in fact you can have hundreds of different computers virtually and they each think they are the only computer.<text:s/>The virtual machine optimizes the resources of the operating system.<text:s/>It allows me to utilize tools like Kali Linux,<text:s/>Unbuntu,<text:s/>and<text:s/>so much more.<text:s/></text:p>
      <text:p text:style-name="P89">The benefit of using virtual<text:s/>machines<text:s/>and learning cyber security<text:s/>is that while I’m on the virtual machine<text:s/>and I am exploring<text:s/>for<text:s/>the terminal,<text:s/>I enter<text:s/>a command<text:s/>that accidentally changes the<text:s/>root<text:s/>and can<text:s/>permanently.<text:s/>I can close<text:s/>the machine.<text:s/>Or I can restart it at<text:s/>its<text:s/>last known good state,<text:s/>the virtual machine works just like a computer.<text:s/>It<text:s/>does not<text:s/>matter if I break it,<text:s/>I can always clone. It started from a good<text:s/>image<text:s/>or just create a new machine.<text:s/></text:p>
      <text:p text:style-name="P90">I went to try and hack me to get more experience and terminology.<text:s/>I signed up and joined them and<text:s/>I have<text:s/>been taking<text:s/>courses<text:s/>to further my knowledge in cyber security.<text:s/>I also built a virtual SIEM<text:s/>from<text:s/>Elastic<text:s/>Security<text:s/>Labs.<text:s/>The security information event management system detects, investigates and response to evolving threats<text:s/>with<text:s/>AI<text:s/>driven security analytics.<text:s/>This was a little bit more challenging to build virtually because<text:s/>I have<text:s/>never done it and was not sure if I had installed it correctly.<text:s/>I signed up to utilize the<text:s/>free<text:s/>trial version,<text:s/>nevertheless it was a<text:s/>vast<text:s/>experience.<text:s/></text:p>
      <text:p text:style-name="P91">When<text:s/>I<text:s/>researched<text:s/>on<text:s/>who<text:s/>to watch<text:s/>on<text:s/>YouTube<text:s/>for<text:s/>videos<text:s/>that would continue to guide me along the path of becoming a security analyst and I ran into quite a bit of different opinions on where to start and what to do. I settled on Network Chuck.<text:s/>He is<text:s/>a great teacher. He has charisma and he is not boring<text:s/>to say the least.<text:s/>His<text:s/>idea<text:s/>was<text:s/>to build<text:s/>a<text:s/>virtual home lab<text:s/>to<text:s/>tip<text:s/>new<text:s/>learners<text:s/>entering<text:s/>cybersecurity.<text:s/>His advice was to complete as many passion projects as he called them that<text:s/>arranged in difficulty.<text:s/></text:p>
      <text:p text:style-name="P92">This was because in the world of human resources all resumes look the same, and to stand out among your peers, taking the time to complete some independent projects shows the employer that<text:s/>you live breathe and eat cyber security.<text:s/>I also learned that employers do not care about your GPA.<text:s/>They are<text:s/>more interested in knowing that you understand their problem and fix it<text:s/>and<text:s/>do<text:s/>you<text:s/>know<text:s/>how<text:s/>to<text:s/>utilize<text:s/>tools such as a SIEM<text:s/>to<text:s/>monitor<text:s/>threats.<text:s/><text:s/></text:p>
      <text:p text:style-name="P93">A<text:s/>brute force attack<text:s/>would be logged<text:s/>in the<text:s/>SIEM<text:s/>that provides a holistic view of an<text:s/>organization's<text:s/>information security. The data gets aggregated from various sources across an organizations network in this case,<text:s/>my virtual network<text:s/>and my virtual devices that I have within this particular instance, they’re stored as logs<text:s/>in the system<text:s/>and the same provides real time analysis of security alerts that gets generated from applications and<text:s/>hardware-there’s<text:s/>log management and incident detection<text:s/>and response<text:s/>and also compliance reporting, but I didn’t get to do that.<text:s/>The EDR<text:s/>(endpoint detection and response)<text:s/>is a technology that<text:s/>neutralizes<text:s/>cyber threats from the endpoint level.<text:s/>The EDR continuously monitors and collects data from devices and servers using<text:s/>an algorithm<text:s/>based on behavioral analysis and machine learning techniques.<text:s/>The<text:s/>EDR<text:s/>generates alerts<text:s/>with comprehensive reports<text:s/>to be analyzed<text:s/>for potential<text:s/>thread actors being detected. The<text:s/>EDR<text:s/>has capabilities that can quickly mitigate threats<text:s/>and isolate them without allowing the infection to spread to other points.<text:s/>This is the beauty of using a virtual machine. A bad actor will not know<text:s/>it is<text:s/>not a computer.<text:s/>The EDR in the SIEM can be utilized together<text:s/>to fortify the Security posture.<text:s/>The EDR<text:s/>detects<text:s/>security contains the incident at the endpoint,<text:s/>investigates<text:s/>security, and<text:s/>provides<text:s/>remediation guidance.<text:s/></text:p>
      <text:p text:style-name="P94">After I completed that lab, I<text:s/>realized<text:s/>I needed to learn<text:s/>KALI LINUX<text:s/>terminal prompts.<text:s/>When I thought back to the GAO reporting on the national infrastructure being attacked constantly by threat actors, I wondered how that was possible virtually.<text:s/>And as of today, I completed my<text:s/>job simulation<text:s/>for MasterCard<text:s/>on forage.<text:s/>I earned a<text:s/>certification<text:s/>for cyber security analyst.<text:s/>I created the simulation to help employees understand the<text:s/>importance of email<text:s/>Phishing.<text:s/>I designed a presentation to present to the staff.<text:s/>I also designed<text:s/>an<text:s/>email spoof<text:s/>to gauge<text:s/>how compliant<text:s/>and how vulnerable<text:s/>the department support to this attack.</text:p>
      <text:p text:style-name="P95">A few tools that I want to get my hands on<text:s/>are<text:s/>Splunk<text:s/>and SOAR.<text:s/>I<text:s/>have not<text:s/>tried those tools out<text:s/>though. I am really interested in how they work as I am interested in the data forensics of cyber security. I have a friend who works in this area,<text:s/>and he let me know that<text:s/>he has<text:s/>been tracking down some hackers from another country that stole billions of dollars,<text:s/>and<text:s/>they got away with it.<text:s/>I hope this helps my résumé as I continue to learn more about networking and<text:s/>cybersecurity<text:s/>as I have five more classes left till graduation. This class has opened my eyes<text:s/>to<text:s/>what I need to do as I am also studying for the Security+ certification<text:s/>from<text:s/>CompTIA.<text:s/></text:p>
      <text:p text:style-name="P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iddick, Deshaun</meta:initial-creator>
    <dc:creator>Riddick, Deshaun</dc:creator>
    <meta:creation-date>2025-03-02T04:28:00Z</meta:creation-date>
    <dc:date>2025-03-02T04:28:00Z</dc:date>
    <meta:template xlink:href="Normal.dotm" xlink:type="simple"/>
    <meta:editing-cycles>28</meta:editing-cycles>
    <meta:editing-duration>PT300S</meta:editing-duration>
    <meta:document-statistic meta:page-count="1" meta:paragraph-count="35" meta:word-count="2673" meta:character-count="17875" meta:row-count="126" meta:non-whitespace-character-count="15237"/>
  </office:meta>
</office:document-meta>
</file>